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2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6383" table:default-cell-style-name="ce3"/>
        <table:table-row table:style-name="ro1">
          <table:table-cell table:style-name="ce1"/>
          <table:table-cell table:style-name="Default" office:value-type="string" calcext:value-type="string">
            <text:p>Header</text:p>
          </table:table-cell>
          <table:table-cell table:style-name="Default" office:value-type="string" calcext:value-type="string">
            <text:p>91 00 00 00 00 00 00 00 00 00 00 00 00 00 00 00</text:p>
          </table:table-cell>
          <table:table-cell table:style-name="Default" table:number-columns-repeated="16381"/>
        </table:table-row>
        <table:table-row table:style-name="ro1">
          <table:table-cell table:style-name="ce1"/>
          <table:table-cell table:style-name="Default" table:number-columns-repeated="2"/>
          <table:table-cell table:style-name="Default" office:value-type="string" calcext:value-type="string">
            <text:p>Region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17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hoot a Monster!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17" office:value-type="string" calcext:value-type="string">
            <text:p>FF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resh-faced Feline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quidly Writing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E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ogether Forever</text:p>
          </table:table-cell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ip Service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Knighted Slimes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evilish Dancers</text:p>
          </table:table-cell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ullion Bruiser</text:p>
          </table:table-cell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ampaging Robot</text:p>
          </table:table-cell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wo-faced Challenge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ark Side of the Sun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arge Lucky Lizard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nowy-white Ride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A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ark-as-night Rider Kitty</text:p>
          </table:table-cell>
          <table:table-cell office:value-type="string" calcext:value-type="string">
            <text:p>0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ecious Metal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olten Me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onarch of Metal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care in the Sk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8E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8D</text:p>
          </table:table-cell>
          <table:table-cell office:value-type="float" office:value="2" calcext:value-type="float">
            <text:p>02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9" calcext:value-type="float">
            <text:p>0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ightiest of all Monster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rème de la Crèm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8F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ulticoloured Mummy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0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orrie's Minion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0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old Grimalki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0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erry-fying Timb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Ho-Ho-Horrid Monste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C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01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nfusing Coffer</text:p>
          </table:table-cell>
          <table:table-cell office:value-type="string" calcext:value-type="string">
            <text:p>1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float" office:value="1" calcext:value-type="float">
            <text:p>0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atue of Alexandra</text:p>
          </table:table-cell>
          <table:table-cell office:value-type="string" calcext:value-type="string">
            <text:p>1B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spect Lighthous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eregrin Quay Market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aella's Hidden Treasure</text:p>
          </table:table-cell>
          <table:table-cell office:value-type="string" calcext:value-type="string">
            <text:p>1E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orture Chamber</text:p>
          </table:table-cell>
          <table:table-cell office:value-type="string" calcext:value-type="string">
            <text:p>1F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1</text:p>
          </table:table-cell>
          <table:table-cell office:value-type="float" office:value="0" calcext:value-type="float">
            <text:p>00</text:p>
          </table:table-cell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ck and Bull Stori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Knight of the Round Glas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ittle Hill of Hop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pinning a Yar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stle Keepsak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2F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iew over Ascanth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wordsmen Siblings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6E</text:p>
          </table:table-cell>
          <table:table-cell office:value-type="float" office:value="0" calcext:value-type="float">
            <text:p>00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andit Boroug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cret Society of Scoundrel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heatre in the Round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dolised Champ</text:p>
          </table:table-cell>
          <table:table-cell office:value-type="string" calcext:value-type="string">
            <text:p>2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rodain in Trouble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A6</text:p>
          </table:table-cell>
          <table:table-cell office:value-type="float" office:value="0" calcext:value-type="float">
            <text:p>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randest Piano</text:p>
          </table:table-cell>
          <table:table-cell office:value-type="string" calcext:value-type="string">
            <text:p>2C</text:p>
          </table:table-cell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brecat Statue 1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brecat Statue 2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brecat Statue 3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brecat Statue 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boreal or Unreal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urchy Cap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sino Country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unny Threesom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0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A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02</text:p>
          </table:table-cell>
          <table:table-cell table:number-columns-repeated="4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reat Sag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uper-sized Sabreca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arming Portrait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gonia Castle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D</text:p>
          </table:table-cell>
          <table:table-cell office:value-type="float" office:value="0" calcext:value-type="float">
            <text:p>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dults Only!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5" calcext:value-type="float">
            <text:p>0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arming Light</text:p>
          </table:table-cell>
          <table:table-cell office:value-type="string" calcext:value-type="string">
            <text:p>3A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hree-horned Dragon</text:p>
          </table:table-cell>
          <table:table-cell office:value-type="string" calcext:value-type="string">
            <text:p>3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ystery Crystally Ball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he Face of Arcadia</text:p>
          </table:table-cell>
          <table:table-cell office:value-type="string" calcext:value-type="string">
            <text:p>3D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urous Organ</text:p>
          </table:table-cell>
          <table:table-cell office:value-type="string" calcext:value-type="string">
            <text:p>3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lossal Cauldron</text:p>
          </table:table-cell>
          <table:table-cell office:value-type="string" calcext:value-type="string">
            <text:p>3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4A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e a See-saw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ce Archwa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ocal Point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ce Bridg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vella's Splendo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erch of Rock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D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cluded Settlement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one Lift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F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ord High Priest's Place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Holy Is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D3</text:p>
          </table:table-cell>
          <table:table-cell office:value-type="float" office:value="0" calcext:value-type="float">
            <text:p>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edal Monarch's Mansion</text:p>
          </table:table-cell>
          <table:table-cell office:value-type="string" calcext:value-type="string">
            <text:p>4A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edal Fountain</text:p>
          </table:table-cell>
          <table:table-cell office:value-type="string" calcext:value-type="string">
            <text:p>4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ane of Bane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mbodiment of Ban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6</text:p>
          </table:table-cell>
          <table:table-cell office:value-type="float" office:value="0" calcext:value-type="float">
            <text:p>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ural of Malevolence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7</text:p>
          </table:table-cell>
          <table:table-cell office:value-type="float" office:value="0" calcext:value-type="float">
            <text:p>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nsettling Unsettled Statues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float" office:value="0" calcext:value-type="float">
            <text:p>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0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ptain's Quarter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World of Darkness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avine Relie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Quirky Church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ystree Tablet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targether Unexpecte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B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rolling in the Kitchen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C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caly Statue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ragon's Gates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2E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arebury Golden Slime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exandria Golden Slime</text:p>
          </table:table-cell>
          <table:table-cell office:value-type="string" calcext:value-type="string">
            <text:p>5A</text:p>
          </table:table-cell>
          <table:table-cell office:value-type="float" office:value="2" calcext:value-type="float">
            <text:p>02</text:p>
          </table:table-cell>
          <table:table-cell table:number-columns-repeated="4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ort Prospect Golden Slime</text:p>
          </table:table-cell>
          <table:table-cell office:value-type="string" calcext:value-type="string">
            <text:p>5B</text:p>
          </table:table-cell>
          <table:table-cell table:number-columns-repeated="5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eregrin Quay Golden Slime</text:p>
          </table:table-cell>
          <table:table-cell office:value-type="string" calcext:value-type="string">
            <text:p>5C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aella Golden Slime</text:p>
          </table:table-cell>
          <table:table-cell office:value-type="string" calcext:value-type="string">
            <text:p>5D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2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impleton Golden Slime</text:p>
          </table:table-cell>
          <table:table-cell office:value-type="string" calcext:value-type="string">
            <text:p>5E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scantha Golden Slime</text:p>
          </table:table-cell>
          <table:table-cell office:value-type="string" calcext:value-type="string">
            <text:p>5F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scantha Golden Slim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ickham Golden Slim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ed's Den Golden Slime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onster Arena Golden Slim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edal King's Golden Slim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accarat Golden Slime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accarat Golden Slime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F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elix's Golden Slim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gonia Golden Slime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gonia Golden Slime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D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gonia Golden Slime</text:p>
          </table:table-cell>
          <table:table-cell office:value-type="string" calcext:value-type="string">
            <text:p>6A</text:p>
          </table:table-cell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cadia Golden Slime</text:p>
          </table:table-cell>
          <table:table-cell office:value-type="string" calcext:value-type="string">
            <text:p>6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4D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cadia Golden Slime</text:p>
          </table:table-cell>
          <table:table-cell office:value-type="string" calcext:value-type="string">
            <text:p>6C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kutsk Golden Slime</text:p>
          </table:table-cell>
          <table:table-cell office:value-type="string" calcext:value-type="string">
            <text:p>6D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kutsk Golden Slime</text:p>
          </table:table-cell>
          <table:table-cell office:value-type="string" calcext:value-type="string">
            <text:p>6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vella Golden Slime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ord High Priest's Golden Slim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mpycchu Golden Slime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D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ark Empycchu Golden Slime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ryan Gully Golden Slime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ragovian Sanctuary Golden Slime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ragovian Sanctuary Golden Slime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5D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ist-clearing Marvel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exandria's Lady of the Manor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Kind King of Ascantha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6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6E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adfast Maidservant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0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0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incely Pooch</text:p>
          </table:table-cell>
          <table:table-cell office:value-type="string" calcext:value-type="string">
            <text:p>7A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vant of the Slums</text:p>
          </table:table-cell>
          <table:table-cell office:value-type="string" calcext:value-type="string">
            <text:p>7B</text:p>
          </table:table-cell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ortune-telling Flop</text:p>
          </table:table-cell>
          <table:table-cell office:value-type="string" calcext:value-type="string">
            <text:p>7C</text:p>
          </table:table-cell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2F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we-inspiring Outlaw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aestro of the Monster Arena</text:p>
          </table:table-cell>
          <table:table-cell office:value-type="string" calcext:value-type="string">
            <text:p>7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7F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accarat Brats</text:p>
          </table:table-cell>
          <table:table-cell office:value-type="string" calcext:value-type="string">
            <text:p>7F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8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8D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urresident of the Great Sabrecat Trust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King of Argonia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9A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ince Charmless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D</text:p>
          </table:table-cell>
          <table:table-cell office:value-type="float" office:value="0" calcext:value-type="float">
            <text:p>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ocial-climbing Corpse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ightiest Magician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uper Sculptor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lusive Elves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odbird Girls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0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eculiar Priest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loud-dwelling Clan Leader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ed Twinkles</text:p>
          </table:table-cell>
          <table:table-cell office:value-type="string" calcext:value-type="string">
            <text:p>8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A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ange Twinkles</text:p>
          </table:table-cell>
          <table:table-cell office:value-type="string" calcext:value-type="string">
            <text:p>8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reen Twinkles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B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lue Twinkles</text:p>
          </table:table-cell>
          <table:table-cell office:value-type="string" calcext:value-type="string">
            <text:p>8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urple Twinkles</text:p>
          </table:table-cell>
          <table:table-cell office:value-type="string" calcext:value-type="string">
            <text:p>8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llar Spotting Indeed</text:p>
          </table:table-cell>
          <table:table-cell office:value-type="string" calcext:value-type="string">
            <text:p>8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float" office:value="6" calcext:value-type="float">
            <text:p>06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E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hotography First Step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55"/>
        </table:table-row>
        <table:table-row table:style-name="ro1" table:number-rows-repeated="10484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2"/>
        <table:table-column table:style-name="co2" table:number-columns-repeated="16383" table:default-cell-style-name="ce3"/>
        <table:table-row table:style-name="ro1">
          <table:table-cell table:style-name="ce1"/>
          <table:table-cell table:style-name="Default" office:value-type="string" calcext:value-type="string">
            <text:p>Header</text:p>
          </table:table-cell>
          <table:table-cell table:style-name="Default" office:value-type="string" calcext:value-type="string">
            <text:p>91 00 00 00 00 00 00 00 00 00 00 00 00 00 00 00</text:p>
          </table:table-cell>
          <table:table-cell table:style-name="Default" table:number-columns-repeated="16381"/>
        </table:table-row>
        <table:table-row table:style-name="ro1">
          <table:table-cell table:style-name="ce1"/>
          <table:table-cell table:style-name="ce7" office:value-type="string" calcext:value-type="string">
            <text:p>ID</text:p>
          </table:table-cell>
          <table:table-cell table:style-name="Default"/>
          <table:table-cell table:style-name="Default" office:value-type="string" calcext:value-type="string">
            <text:p>Region</text:p>
          </table:table-cell>
          <table:table-cell table:style-name="Default" table:number-columns-repeated="2"/>
          <table:table-cell table:style-name="Default" office:value-type="string" calcext:value-type="string">
            <text:p># of models required</text:p>
          </table:table-cell>
          <table:table-cell table:style-name="ce7" office:value-type="string" calcext:value-type="string">
            <office:annotation draw:style-name="gr1" draw:text-style-name="P2" svg:width="2.5492in" svg:height="1.0039in" svg:x="5.7319in" svg:y="0in" draw:caption-point-x="-0.2402in" draw:caption-point-y="0.1819in">
              <dc:date>2023-08-07T00:00:00</dc:date>
              <text:p text:style-name="P1"><text:span text:style-name="T1">00010000: location matters</text:span></text:p>
              <text:p text:style-name="P1"><text:span text:style-name="T1">00000010: must be a monster</text:span><text:span text:style-name="T1"><text:line-break/></text:span><text:span text:style-name="T1">00001001: idle animation</text:span></text:p>
              <text:p text:style-name="P1"><text:span text:style-name="T1"/></text:p>
            </office:annotation>
            <text:p>binary</text:p>
          </table:table-cell>
          <table:table-cell table:style-name="Default"/>
          <table:table-cell table:style-name="ce7" office:value-type="string" calcext:value-type="string" table:number-columns-spanned="4" table:number-rows-spanned="1">
            <text:p>Always FF</text:p>
          </table:table-cell>
          <table:covered-table-cell table:number-columns-repeated="3" table:style-name="Default"/>
          <table:table-cell table:style-name="ce7" office:value-type="string" calcext:value-type="string" table:number-columns-spanned="2" table:number-rows-spanned="1">
            <text:p>Map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Model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Model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Model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Model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Model</text:p>
          </table:table-cell>
          <table:covered-table-cell table:style-name="Default"/>
          <table:table-cell table:style-name="ce7" office:value-type="string" calcext:value-type="string" table:number-columns-spanned="4" table:number-rows-spanned="1">
            <text:p>Prerequisites?</text:p>
          </table:table-cell>
          <table:covered-table-cell table:number-columns-repeated="3" table:style-name="Default"/>
          <table:table-cell table:style-name="Default" table:number-columns-repeated="16355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17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hoot a Monster!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17" office:value-type="string" calcext:value-type="string">
            <text:p>FF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resh-faced Feline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quidly Writing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E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ogether Forever</text:p>
          </table:table-cell>
          <table:table-cell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ip Service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Knighted Slimes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evilish Dancers</text:p>
          </table:table-cell>
          <table:table-cell office:value-type="float" office:value="7" calcext:value-type="float">
            <text:p>07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D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ullion Bruiser</text:p>
          </table:table-cell>
          <table:table-cell office:value-type="float" office:value="8" calcext:value-type="float">
            <text:p>0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ampaging Robot</text:p>
          </table:table-cell>
          <table:table-cell office:value-type="float" office:value="9" calcext:value-type="float">
            <text:p>0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wo-faced Challenge</text:p>
          </table:table-cell>
          <table:table-cell office:value-type="string" calcext:value-type="string">
            <text:p>0A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ark Side of the Sun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B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arge Lucky Lizard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nowy-white Ride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A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ark-as-night Rider Kitty</text:p>
          </table:table-cell>
          <table:table-cell office:value-type="string" calcext:value-type="string">
            <text:p>0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A8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ecious Metal</text:p>
          </table:table-cell>
          <table:table-cell office:value-type="string" calcext:value-type="string">
            <text:p>0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olten Met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onarch of Metal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care in the Sk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8E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8D</text:p>
          </table:table-cell>
          <table:table-cell office:value-type="float" office:value="2" calcext:value-type="float">
            <text:p>02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9" calcext:value-type="float">
            <text:p>0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ightiest of all Monsters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4" calcext:value-type="float">
            <text:p>04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rème de la Crèm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8F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ulticoloured Mummy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01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orrie's Minion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0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old Grimalkin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3</text:p>
          </table:table-cell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01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erry-fying Timber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Ho-Ho-Horrid Monster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C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01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nfusing Coffer</text:p>
          </table:table-cell>
          <table:table-cell office:value-type="string" calcext:value-type="string">
            <text:p>1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float" office:value="1" calcext:value-type="float">
            <text:p>0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atue of Alexandra</text:p>
          </table:table-cell>
          <table:table-cell office:value-type="string" calcext:value-type="string">
            <text:p>1B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ospect Lighthouse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eregrin Quay Market</text:p>
          </table:table-cell>
          <table:table-cell office:value-type="string" calcext:value-type="string">
            <text:p>1D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aella's Hidden Treasure</text:p>
          </table:table-cell>
          <table:table-cell office:value-type="string" calcext:value-type="string">
            <text:p>1E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orture Chamber</text:p>
          </table:table-cell>
          <table:table-cell office:value-type="string" calcext:value-type="string">
            <text:p>1F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1</text:p>
          </table:table-cell>
          <table:table-cell office:value-type="float" office:value="0" calcext:value-type="float">
            <text:p>00</text:p>
          </table:table-cell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ck and Bull Stori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Knight of the Round Glas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ittle Hill of Hop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pinning a Yarn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stle Keepsak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2F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iew over Ascanth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wordsmen Siblings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6E</text:p>
          </table:table-cell>
          <table:table-cell office:value-type="float" office:value="0" calcext:value-type="float">
            <text:p>00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andit Borough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cret Society of Scoundrels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heatre in the Round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dolised Champ</text:p>
          </table:table-cell>
          <table:table-cell office:value-type="string" calcext:value-type="string">
            <text:p>2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rodain in Trouble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A6</text:p>
          </table:table-cell>
          <table:table-cell office:value-type="float" office:value="0" calcext:value-type="float">
            <text:p>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randest Piano</text:p>
          </table:table-cell>
          <table:table-cell office:value-type="string" calcext:value-type="string">
            <text:p>2C</text:p>
          </table:table-cell>
          <table:table-cell office:value-type="float" office:value="2" calcext:value-type="float">
            <text:p>02</text:p>
          </table:table-cell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A9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brecat Statue 1</text:p>
          </table:table-cell>
          <table:table-cell office:value-type="string" calcext:value-type="string">
            <text:p>2D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brecat Statue 2</text:p>
          </table:table-cell>
          <table:table-cell office:value-type="string" calcext:value-type="string">
            <text:p>2E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brecat Statue 3</text:p>
          </table:table-cell>
          <table:table-cell office:value-type="string" calcext:value-type="string">
            <text:p>2F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brecat Statue 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boreal or Unreal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03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urchy Cap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sino Country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unny Threesom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0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A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02</text:p>
          </table:table-cell>
          <table:table-cell table:number-columns-repeated="4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reat Sag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uper-sized Sabreca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harming Portrait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gonia Castle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D</text:p>
          </table:table-cell>
          <table:table-cell office:value-type="float" office:value="0" calcext:value-type="float">
            <text:p>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dults Only!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C</text:p>
          </table:table-cell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5" calcext:value-type="float">
            <text:p>0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arming Light</text:p>
          </table:table-cell>
          <table:table-cell office:value-type="string" calcext:value-type="string">
            <text:p>3A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hree-horned Dragon</text:p>
          </table:table-cell>
          <table:table-cell office:value-type="string" calcext:value-type="string">
            <text:p>3B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ystery Crystally Ball</text:p>
          </table:table-cell>
          <table:table-cell office:value-type="string" calcext:value-type="string">
            <text:p>3C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he Face of Arcadia</text:p>
          </table:table-cell>
          <table:table-cell office:value-type="string" calcext:value-type="string">
            <text:p>3D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urous Organ</text:p>
          </table:table-cell>
          <table:table-cell office:value-type="string" calcext:value-type="string">
            <text:p>3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olossal Cauldron</text:p>
          </table:table-cell>
          <table:table-cell office:value-type="string" calcext:value-type="string">
            <text:p>3F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4A</text:p>
          </table:table-cell>
          <table:table-cell office:value-type="float" office:value="0" calcext:value-type="float">
            <text:p>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e a See-saw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ce Archwa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ocal Point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Ice Bridg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C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vella's Splendour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C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erch of Rock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1D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ecluded Settlement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one Lift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1F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ord High Priest's Place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03</text:p>
          </table:table-cell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Holy Is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01</text:p>
          </table:table-cell>
          <table:table-cell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D3</text:p>
          </table:table-cell>
          <table:table-cell office:value-type="float" office:value="0" calcext:value-type="float">
            <text:p>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edal Monarch's Mansion</text:p>
          </table:table-cell>
          <table:table-cell office:value-type="string" calcext:value-type="string">
            <text:p>4A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edal Fountain</text:p>
          </table:table-cell>
          <table:table-cell office:value-type="string" calcext:value-type="string">
            <text:p>4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ane of Bane</text:p>
          </table:table-cell>
          <table:table-cell office:value-type="string" calcext:value-type="string">
            <text:p>4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5</text:p>
          </table:table-cell>
          <table:table-cell office:value-type="float" office:value="0" calcext:value-type="float">
            <text:p>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mbodiment of Ban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6</text:p>
          </table:table-cell>
          <table:table-cell office:value-type="float" office:value="0" calcext:value-type="float">
            <text:p>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ural of Malevolence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7</text:p>
          </table:table-cell>
          <table:table-cell office:value-type="float" office:value="0" calcext:value-type="float">
            <text:p>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Unsettling Unsettled Statues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8</text:p>
          </table:table-cell>
          <table:table-cell office:value-type="float" office:value="0" calcext:value-type="float">
            <text:p>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0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ptain's Quarters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World of Darkness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avine Relie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Quirky Church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ystree Tablet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targether Unexpected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B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rolling in the Kitchen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2C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caly Statue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ragon's Gates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2E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arebury Golden Slime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exandria Golden Slime</text:p>
          </table:table-cell>
          <table:table-cell office:value-type="string" calcext:value-type="string">
            <text:p>5A</text:p>
          </table:table-cell>
          <table:table-cell office:value-type="float" office:value="2" calcext:value-type="float">
            <text:p>02</text:p>
          </table:table-cell>
          <table:table-cell table:number-columns-repeated="4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ort Prospect Golden Slime</text:p>
          </table:table-cell>
          <table:table-cell office:value-type="string" calcext:value-type="string">
            <text:p>5B</text:p>
          </table:table-cell>
          <table:table-cell table:number-columns-repeated="5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eregrin Quay Golden Slime</text:p>
          </table:table-cell>
          <table:table-cell office:value-type="string" calcext:value-type="string">
            <text:p>5C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aella Golden Slime</text:p>
          </table:table-cell>
          <table:table-cell office:value-type="string" calcext:value-type="string">
            <text:p>5D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2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impleton Golden Slime</text:p>
          </table:table-cell>
          <table:table-cell office:value-type="string" calcext:value-type="string">
            <text:p>5E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scantha Golden Slime</text:p>
          </table:table-cell>
          <table:table-cell office:value-type="string" calcext:value-type="string">
            <text:p>5F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scantha Golden Slim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5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ickham Golden Slim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ed's Den Golden Slime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02</text:p>
          </table:table-cell>
          <table:table-cell office:value-type="float" office:value="4" calcext:value-type="float">
            <text:p>04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onster Arena Golden Slime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edal King's Golden Slim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B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" calcext:value-type="float">
            <text:p>02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accarat Golden Slime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accarat Golden Slime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2F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elix's Golden Slim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01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gonia Golden Slime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gonia Golden Slime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D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gonia Golden Slime</text:p>
          </table:table-cell>
          <table:table-cell office:value-type="string" calcext:value-type="string">
            <text:p>6A</text:p>
          </table:table-cell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cadia Golden Slime</text:p>
          </table:table-cell>
          <table:table-cell office:value-type="string" calcext:value-type="string">
            <text:p>6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4D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rcadia Golden Slime</text:p>
          </table:table-cell>
          <table:table-cell office:value-type="string" calcext:value-type="string">
            <text:p>6C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4E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kutsk Golden Slime</text:p>
          </table:table-cell>
          <table:table-cell office:value-type="string" calcext:value-type="string">
            <text:p>6D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kutsk Golden Slime</text:p>
          </table:table-cell>
          <table:table-cell office:value-type="string" calcext:value-type="string">
            <text:p>6E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vella Golden Slime</text:p>
          </table:table-cell>
          <table:table-cell office:value-type="string" calcext:value-type="string">
            <text:p>6F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B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Lord High Priest's Golden Slime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01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mpycchu Golden Slime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D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ark Empycchu Golden Slime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Tryan Gully Golden Slime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ragovian Sanctuary Golden Slime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5C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Dragovian Sanctuary Golden Slime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5D</text:p>
          </table:table-cell>
          <table:table-cell office:value-type="float" office:value="0" calcext:value-type="float">
            <text:p>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ist-clearing Marvel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lexandria's Lady of the Manor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Kind King of Ascantha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6C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6E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adfast Maidservant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9</text:p>
          </table:table-cell>
          <table:table-cell office:value-type="float" office:value="0" calcext:value-type="float">
            <text:p>0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0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0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incely Pooch</text:p>
          </table:table-cell>
          <table:table-cell office:value-type="string" calcext:value-type="string">
            <text:p>7A</text:p>
          </table:table-cell>
          <table:table-cell office:value-type="float" office:value="1" calcext:value-type="float">
            <text:p>01</text:p>
          </table:table-cell>
          <table:table-cell office:value-type="float" office:value="3" calcext:value-type="float">
            <text:p>03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float" office:value="0" calcext:value-type="float">
            <text:p>0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avant of the Slums</text:p>
          </table:table-cell>
          <table:table-cell office:value-type="string" calcext:value-type="string">
            <text:p>7B</text:p>
          </table:table-cell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Fortune-telling Flop</text:p>
          </table:table-cell>
          <table:table-cell office:value-type="string" calcext:value-type="string">
            <text:p>7C</text:p>
          </table:table-cell>
          <table:table-cell office:value-type="float" office:value="1" calcext:value-type="float">
            <text:p>01</text:p>
          </table:table-cell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2F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Awe-inspiring Outlaw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6" calcext:value-type="float">
            <text:p>06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7D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aestro of the Monster Arena</text:p>
          </table:table-cell>
          <table:table-cell office:value-type="string" calcext:value-type="string">
            <text:p>7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7F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accarat Brats</text:p>
          </table:table-cell>
          <table:table-cell office:value-type="string" calcext:value-type="string">
            <text:p>7F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8B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8D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float" office:value="3" calcext:value-type="float">
            <text:p>0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urresident of the Great Sabrecat Trust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02</text:p>
          </table:table-cell>
          <table:table-cell office:value-type="float" office:value="8" calcext:value-type="float">
            <text:p>08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0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King of Argonia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C5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9A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rince Charmless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03</text:p>
          </table:table-cell>
          <table:table-cell office:value-type="float" office:value="9" calcext:value-type="float">
            <text:p>09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BD</text:p>
          </table:table-cell>
          <table:table-cell office:value-type="float" office:value="0" calcext:value-type="float">
            <text:p>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ocial-climbing Corpse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Mightiest Magician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7</text:p>
          </table:table-cell>
          <table:table-cell office:value-type="float" office:value="1" calcext:value-type="float">
            <text:p>01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01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uper Sculptor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9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Elusive Elves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D0</text:p>
          </table:table-cell>
          <table:table-cell office:value-type="float" office:value="1" calcext:value-type="float">
            <text:p>01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odbird Girls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D</text:p>
          </table:table-cell>
          <table:table-cell office:value-type="float" office:value="2" calcext:value-type="float">
            <text:p>02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0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8" calcext:value-type="float">
            <text:p>08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eculiar Priest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02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0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1F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loud-dwelling Clan Leader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02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Red Twinkles</text:p>
          </table:table-cell>
          <table:table-cell office:value-type="string" calcext:value-type="string">
            <text:p>8A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A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Orange Twinkles</text:p>
          </table:table-cell>
          <table:table-cell office:value-type="string" calcext:value-type="string">
            <text:p>8B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Green Twinkles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B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Blue Twinkles</text:p>
          </table:table-cell>
          <table:table-cell office:value-type="string" calcext:value-type="string">
            <text:p>8D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urple Twinkles</text:p>
          </table:table-cell>
          <table:table-cell office:value-type="string" calcext:value-type="string">
            <text:p>8E</text:p>
          </table:table-cell>
          <table:table-cell office:value-type="float" office:value="3" calcext:value-type="float">
            <text:p>03</text:p>
          </table:table-cell>
          <table:table-cell office:value-type="string" calcext:value-type="string">
            <text:p>0E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D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llar Spotting Indeed</text:p>
          </table:table-cell>
          <table:table-cell office:value-type="string" calcext:value-type="string">
            <text:p>8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float" office:value="6" calcext:value-type="float">
            <text:p>06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7" office:value-type="string" calcext:value-type="string">
            <text:p>FF</text:p>
          </table:table-cell>
          <table:table-cell office:value-type="string" calcext:value-type="string">
            <text:p>6E</text:p>
          </table:table-cell>
          <table:table-cell office:value-type="float" office:value="6" calcext:value-type="float">
            <text:p>06</text:p>
          </table:table-cell>
          <table:table-cell table:number-columns-repeated="8" office:value-type="string" calcext:value-type="string">
            <text:p>FF</text:p>
          </table:table-cell>
          <table:table-cell office:value-type="string" calcext:value-type="string">
            <text:p>0D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Photography First Step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635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9" calcext:value-type="float">
            <text:p>09</text:p>
          </table:table-cell>
          <table:table-cell table:number-columns-repeated="5" office:value-type="string" calcext:value-type="string">
            <text:p>FF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F0</text:p>
          </table:table-cell>
          <table:table-cell office:value-type="float" office:value="5" calcext:value-type="float">
            <text:p>05</text:p>
          </table:table-cell>
          <table:table-cell table:number-columns-repeated="8" office:value-type="string" calcext:value-type="string">
            <text:p>FF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0</text:p>
          </table:table-cell>
          <table:table-cell table:number-columns-repeated="16355"/>
        </table:table-row>
        <table:table-row table:style-name="ro1" table:number-rows-repeated="104842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21:46:35.648000000</meta:creation-date>
    <dc:date>2023-08-08T00:34:09.314000000</dc:date>
    <meta:editing-duration>PT2H37M22S</meta:editing-duration>
    <meta:editing-cycles>29</meta:editing-cycles>
    <meta:generator>LibreOffice/7.4.4.2$Windows_X86_64 LibreOffice_project/85569322deea74ec9134968a29af2df5663baa21</meta:generator>
    <meta:document-statistic meta:table-count="2" meta:cell-count="8455" meta:object-count="0"/>
  </office:meta>
</office:document-meta>
</file>